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26b977f" style:font-size-asian="31.5pt" style:font-weight-asian="bold" style:font-size-complex="3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2840cac" officeooo:paragraph-rsid="02840cac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4pt" style:text-underline-style="none" fo:font-weight="normal" officeooo:rsid="02840cac" officeooo:paragraph-rsid="02840cac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officeooo:paragraph-rsid="02840cac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text-underline-style="solid" style:text-underline-width="auto" style:text-underline-color="font-color" fo:font-weight="bold" officeooo:rsid="02840cac" officeooo:paragraph-rsid="02840cac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1ff5b0b" officeooo:paragraph-rsid="02138ae9" style:font-size-asian="21pt" style:font-weight-asian="bold" style:font-size-complex="24pt" style:font-weight-complex="bold"/>
    </style:style>
    <style:style style:name="P10" style:family="paragraph" style:parent-style-name="Text_20_body" style:list-style-name="L1">
      <style:text-properties officeooo:paragraph-rsid="02840cac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5pt" style:text-underline-style="none" fo:font-weight="bold" officeooo:rsid="02840cac" officeooo:paragraph-rsid="02840cac" style:font-size-asian="15pt" style:font-weight-asian="bold" style:font-size-complex="15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Liberation Serif" fo:font-size="15pt" style:text-underline-style="none" fo:font-weight="bold" officeooo:rsid="02840cac" officeooo:paragraph-rsid="0246a2e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5pt" style:text-underline-style="none" fo:font-weight="bold" officeooo:rsid="02840cac" officeooo:paragraph-rsid="0246a2e9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5pt" style:text-underline-style="none" fo:font-weight="bold" officeooo:rsid="02866b17" officeooo:paragraph-rsid="02866b17" style:font-size-asian="15pt" style:font-weight-asian="bold" style:font-size-complex="15pt" style:font-weight-complex="bold"/>
    </style:style>
    <style:style style:name="P15" style:family="paragraph" style:parent-style-name="Text_20_body" style:list-style-name="L2"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 style:list-style-name="L1">
      <style:text-properties fo:font-size="22pt" style:text-underline-style="solid" style:text-underline-width="auto" style:text-underline-color="font-color" fo:font-weight="bold" officeooo:rsid="0280886f" officeooo:paragraph-rsid="0280886f" style:font-size-asian="19.25pt" style:font-weight-asian="bold" style:font-size-complex="22pt" style:font-weight-complex="bold"/>
    </style:style>
    <style:style style:name="P17" style:family="paragraph" style:parent-style-name="Text_20_body" style:list-style-name="L1">
      <style:text-properties fo:font-size="14pt" style:text-underline-style="none" fo:font-weight="normal" officeooo:rsid="02840cac" officeooo:paragraph-rsid="02840cac" style:font-size-asian="14pt" style:font-weight-asian="normal" style:font-size-complex="14pt" style:font-weight-complex="normal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text-underline-style="none" fo:font-weight="bold" officeooo:rsid="02840cac" officeooo:paragraph-rsid="02840cac" style:font-weight-asian="bold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80886f"/>
    </style:style>
    <style:style style:name="T5" style:family="text">
      <style:text-properties officeooo:rsid="02840cac"/>
    </style:style>
    <style:style style:name="T6" style:family="text">
      <style:text-properties fo:font-size="14pt" style:text-underline-style="none" fo:font-weight="normal" officeooo:rsid="02840cac" style:font-size-asian="14pt" style:font-weight-asian="normal" style:font-size-complex="14pt" style:font-weight-complex="normal"/>
    </style:style>
    <style:style style:name="T7" style:family="text">
      <style:text-properties officeooo:rsid="02866b17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7">10</text:span> <text:span text:style-name="T1">ANSIBLE</text:span></text:p>
      <text:p text:style-name="P1"/>
      <text:list xml:id="list8561708126995340633" text:style-name="L1">
        <text:list-item>
          <text:p text:style-name="P8"><text:span text:style-name="T2">Assignment </text:span><text:span text:style-name="T3">1</text:span></text:p>
          <text:p text:style-name="P9"/>
          <text:p text:style-name="P12">Create Ansible Roles for Nginx, Tomcat, Java. </text:p>
        </text:list-item>
        <text:list-item text:style-override="L4">
          <text:p text:style-name="P19">Roles should run on at least two different OS - For Ex - Ubuntu and Centos. </text:p>
        </text:list-item>
        <text:list-item text:style-override="L4">
          <text:p text:style-name="P19">It should include Templates for the configuration files with all the dynamic value that needs to be updated. </text:p>
        </text:list-item>
        <text:list-item text:style-override="L4">
          <text:p text:style-name="P19">It should include handlers , but not along with the task. </text:p>
        </text:list-item>
        <text:list-item text:style-override="L4">
          <text:p text:style-name="P19">At the end of Role, it should print the current state of Nginx and tomcat . </text:p>
        </text:list-item>
        <text:list-item text:style-override="L4">
          <text:p text:style-name="P19">Roles execution should be only through jenkins . </text:p>
        </text:list-item>
        <text:list-item text:style-override="L4">
          <text:p text:style-name="P19">Jenkins will pull the updated role every time from Git only. </text:p>
        </text:list-item>
        <text:list-item text:style-override="L4">
          <text:p text:style-name="P19">User can select which role he/she want to execute from jenkins - tomcat/nginx/java . </text:p>
        </text:list-item>
        <text:list-item text:style-override="L4">
          <text:p text:style-name="P19">User should have the options to execute the role on centos or ubuntu or together on both. </text:p>
        </text:list-item>
        <text:list-item text:style-override="L4">
          <text:p text:style-name="P18">Java role should be available separately for tomcat's dependency and will be executed when tomcat role executes using meta and also should have option to run separately from jenkins.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1. <text:span text:style-name="T8">Java role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2. <text:span text:style-name="T8">Nginx role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3. <text:span text:style-name="T8">Tomcat role</text:span></text:p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2T23:19:10.039067429</dc:date>
    <meta:editing-duration>P1DT17H55M11S</meta:editing-duration>
    <meta:editing-cycles>319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173" meta:character-count="910" meta:non-whitespace-character-count="754"/>
  </office:meta>
</office:document-meta>
</file>